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d7d7" loext:fill-use-slide-background="false" draw:textarea-horizontal-align="justify" draw:textarea-vertical-align="middle" draw:auto-grow-height="false" fo:min-height="1.085cm" fo:min-width="5.335cm" style:writing-mode="lr-tb"/>
      <style:paragraph-properties style:writing-mode="lr-tb"/>
    </style:style>
    <style:style style:name="gr2" style:family="graphic" style:parent-style-name="standard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3" style:family="graphic" style:parent-style-name="standard">
      <style:graphic-properties draw:fill="solid" draw:fill-color="#ffffd7" loext:fill-use-slide-background="false" draw:textarea-horizontal-align="justify" draw:textarea-vertical-align="middle" draw:auto-grow-height="false" fo:min-height="1.085cm" fo:min-width="5.335cm" style:writing-mode="lr-tb"/>
      <style:paragraph-properties style:writing-mode="lr-tb"/>
    </style:style>
    <style:style style:name="gr4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5" style:family="graphic" style:parent-style-name="standard">
      <style:graphic-properties draw:fill="solid" draw:fill-color="#ffffd7" loext:fill-use-slide-background="false" draw:textarea-horizontal-align="justify" draw:textarea-vertical-align="middle" draw:auto-grow-height="false" fo:min-height="1.085cm" fo:min-width="5.4cm" style:writing-mode="lr-tb"/>
      <style:paragraph-properties style:writing-mode="lr-tb"/>
    </style:style>
    <style:style style:name="gr6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7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8" style:family="graphic" style:parent-style-name="standard">
      <style:graphic-properties draw:fill="solid" draw:fill-color="#dddddd" loext:fill-use-slide-background="false" draw:textarea-horizontal-align="justify" draw:textarea-vertical-align="middle" draw:auto-grow-height="false" fo:min-height="1.085cm" fo:min-width="5.335cm" style:writing-mode="lr-tb"/>
      <style:paragraph-properties style:writing-mode="lr-tb"/>
    </style:style>
    <style:style style:name="gr9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0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1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2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3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4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5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6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7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8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9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20" style:family="graphic" style:parent-style-name="objectwithoutfill">
      <style:graphic-properties draw:marker-end="Arrowheads_20_1" draw:marker-end-width="0.3cm" draw:fill="none" draw:textarea-vertical-align="middle"/>
    </style:style>
    <style:style style:name="gr21" style:family="graphic" style:parent-style-name="objectwithoutfill">
      <style:graphic-properties draw:marker-end="Arrowheads_20_3" draw:marker-end-width="0.3cm" draw:fill="none" draw:textarea-vertical-align="middle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gr23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24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25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26" style:family="graphic" style:parent-style-name="objectwithoutfill">
      <style:graphic-properties draw:marker-end="Arrowheads_20_8" draw:marker-end-width="0.3cm" draw:fill="none" draw:textarea-vertical-align="middle"/>
    </style:style>
    <style:style style:name="gr27" style:family="graphic" style:parent-style-name="objectwithoutfill">
      <style:graphic-properties draw:marker-end="Arrowheads_20_9" draw:marker-end-width="0.3cm" draw:fill="none" draw:textarea-vertical-align="middle"/>
    </style:style>
    <style:style style:name="gr28" style:family="graphic" style:parent-style-name="objectwithoutfill">
      <style:graphic-properties draw:marker-end="Arrowheads_20_10" draw:marker-end-width="0.3cm" draw:fill="none" draw:textarea-vertical-align="middle"/>
    </style:style>
    <style:style style:name="gr29" style:family="graphic" style:parent-style-name="objectwithoutfill">
      <style:graphic-properties draw:marker-end="Arrowheads_20_11" draw:marker-end-width="0.3cm" draw:fill="none" draw:textarea-vertical-align="middle"/>
    </style:style>
    <style:style style:name="gr30" style:family="graphic" style:parent-style-name="objectwithoutfill">
      <style:graphic-properties draw:marker-end="Arrowheads_20_12" draw:marker-end-width="0.3cm" draw:fill="none" draw:textarea-vertical-align="middle"/>
    </style:style>
    <style:style style:name="gr31" style:family="graphic" style:parent-style-name="objectwithoutfill">
      <style:graphic-properties draw:marker-end="Arrowheads_20_15" draw:marker-end-width="0.3cm" draw:fill="none" draw:textarea-vertical-align="middle"/>
    </style:style>
    <style:style style:name="gr32" style:family="graphic" style:parent-style-name="objectwithoutfill">
      <style:graphic-properties draw:marker-end="Arrowheads_20_16" draw:marker-end-width="0.3cm" draw:fill="none" draw:textarea-vertical-align="middle"/>
    </style:style>
    <style:style style:name="gr33" style:family="graphic" style:parent-style-name="standard">
      <style:graphic-properties draw:fill="solid" draw:fill-color="#dddddd" loext:fill-use-slide-background="false" draw:textarea-horizontal-align="justify" draw:textarea-vertical-align="middle" draw:auto-grow-height="false" fo:min-height="1.085cm" fo:min-width="5.4cm" style:writing-mode="lr-tb"/>
      <style:paragraph-properties style:writing-mode="lr-tb"/>
    </style:style>
    <style:style style:name="gr34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35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36" style:family="graphic" style:parent-style-name="objectwithoutfill">
      <style:graphic-properties draw:marker-end="Arrowheads_20_17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8" style:family="graphic">
      <style:graphic-properties style:protect="size"/>
    </style:style>
    <style:style style:name="gr39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4cm" style:writing-mode="lr-tb"/>
      <style:paragraph-properties style:writing-mode="lr-tb"/>
    </style:style>
    <style:style style:name="gr40" style:family="graphic" style:parent-style-name="standard">
      <style:graphic-properties draw:fill="none" loext:fill-use-slide-background="false" draw:textarea-horizontal-align="justify" draw:textarea-vertical-align="middle" draw:auto-grow-height="false" fo:min-height="1.751cm" fo:min-width="5.4cm" style:writing-mode="lr-tb"/>
      <style:paragraph-properties style:writing-mode="lr-tb"/>
    </style:style>
    <style:style style:name="gr41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42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43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44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45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46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47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48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49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50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51" style:family="graphic" style:parent-style-name="objectwithoutfill">
      <style:graphic-properties draw:marker-end="Arrowheads_20_18" draw:marker-end-width="0.3cm" draw:fill="none" draw:textarea-vertical-align="middle"/>
    </style:style>
    <style:style style:name="gr52" style:family="graphic" style:parent-style-name="objectwithoutfill">
      <style:graphic-properties draw:marker-end="Arrowheads_20_19" draw:marker-end-width="0.3cm" draw:fill="none" draw:textarea-vertical-align="middle"/>
    </style:style>
    <style:style style:name="gr53" style:family="graphic" style:parent-style-name="objectwithoutfill">
      <style:graphic-properties draw:marker-end="Arrowheads_20_20" draw:marker-end-width="0.3cm" draw:fill="none" draw:textarea-vertical-align="middle"/>
    </style:style>
    <style:style style:name="gr54" style:family="graphic" style:parent-style-name="objectwithoutfill">
      <style:graphic-properties draw:marker-end="Arrowheads_20_23" draw:marker-end-width="0.3cm" draw:fill="none" draw:textarea-vertical-align="middle"/>
    </style:style>
    <style:style style:name="gr55" style:family="graphic" style:parent-style-name="objectwithoutfill">
      <style:graphic-properties draw:marker-end="Arrowheads_20_24" draw:marker-end-width="0.3cm" draw:fill="none" draw:textarea-vertical-align="middle"/>
    </style:style>
    <style:style style:name="gr56" style:family="graphic" style:parent-style-name="objectwithoutfill">
      <style:graphic-properties draw:marker-end="Arrowheads_20_25" draw:marker-end-width="0.3cm" draw:fill="none" draw:textarea-vertical-align="middle"/>
    </style:style>
    <style:style style:name="gr57" style:family="graphic" style:parent-style-name="objectwithoutfill">
      <style:graphic-properties draw:marker-end="Arrowheads_20_26" draw:marker-end-width="0.3cm" draw:fill="none" draw:textarea-vertical-align="middle"/>
    </style:style>
    <style:style style:name="gr58" style:family="graphic" style:parent-style-name="objectwithoutfill">
      <style:graphic-properties draw:marker-end="Arrowheads_20_27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441cm" fo:min-width="26.19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841cm" fo:min-width="28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61cm" fo:min-width="28cm"/>
      <style:paragraph-properties style:writing-mode="lr-tb"/>
    </style:style>
    <style:style style:name="gr62" style:family="graphic" style:parent-style-name="standard">
      <style:graphic-properties draw:fill="solid" draw:fill-color="#ffffd7" loext:fill-use-slide-background="false" draw:textarea-horizontal-align="justify" draw:textarea-vertical-align="middle" draw:auto-grow-height="false" fo:min-height="1.085cm" fo:min-width="6.8cm" style:writing-mode="lr-tb"/>
      <style:paragraph-properties style:writing-mode="lr-tb"/>
    </style:style>
    <style:style style:name="gr63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6.8cm" style:writing-mode="lr-tb"/>
      <style:paragraph-properties style:writing-mode="lr-tb"/>
    </style:style>
    <style:style style:name="gr64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2.55cm" fo:min-width="6.8cm" style:writing-mode="lr-tb"/>
      <style:paragraph-properties style:writing-mode="lr-tb"/>
    </style:style>
    <style:style style:name="gr65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66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67" style:family="graphic" style:parent-style-name="standard">
      <style:graphic-properties draw:fill="solid" draw:fill-color="#ffffd7" loext:fill-use-slide-background="false" draw:textarea-horizontal-align="justify" draw:textarea-vertical-align="middle" draw:auto-grow-height="false" fo:min-height="1.05cm" fo:min-width="5.335cm" style:writing-mode="lr-tb"/>
      <style:paragraph-properties style:writing-mode="lr-tb"/>
    </style:style>
    <style:style style:name="gr68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335cm" style:writing-mode="lr-tb"/>
      <style:paragraph-properties style:writing-mode="lr-tb"/>
    </style:style>
    <style:style style:name="gr69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335cm" style:writing-mode="lr-tb"/>
      <style:paragraph-properties style:writing-mode="lr-tb"/>
    </style:style>
    <style:style style:name="gr70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71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72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73" style:family="graphic" style:parent-style-name="standard">
      <style:graphic-properties draw:fill="solid" draw:fill-color="#ffd7d7" loext:fill-use-slide-background="false" draw:textarea-horizontal-align="justify" draw:textarea-vertical-align="middle" draw:auto-grow-height="false" fo:min-height="1.085cm" fo:min-width="5.4cm" style:writing-mode="lr-tb"/>
      <style:paragraph-properties style:writing-mode="lr-tb"/>
    </style:style>
    <style:style style:name="gr74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75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4cm" style:writing-mode="lr-tb"/>
      <style:paragraph-properties style:writing-mode="lr-tb"/>
    </style:style>
    <style:style style:name="gr76" style:family="graphic" style:parent-style-name="standard">
      <style:graphic-properties draw:fill="solid" draw:fill-color="#ffd7d7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77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78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79" style:family="graphic" style:parent-style-name="objectwithoutfill">
      <style:graphic-properties draw:marker-end="Arrowheads_20_30" draw:marker-end-width="0.3cm" draw:fill="none" draw:textarea-vertical-align="middle"/>
    </style:style>
    <style:style style:name="gr80" style:family="graphic" style:parent-style-name="standard">
      <style:graphic-properties draw:fill="solid" draw:fill-color="#ffd7d7" loext:fill-use-slide-background="false" draw:textarea-horizontal-align="justify" draw:textarea-vertical-align="middle" draw:auto-grow-height="false" fo:min-height="1.05cm" fo:min-width="5.335cm" style:writing-mode="lr-tb"/>
      <style:paragraph-properties style:writing-mode="lr-tb"/>
    </style:style>
    <style:style style:name="gr81" style:family="graphic" style:parent-style-name="standard">
      <style:graphic-properties draw:fill="none" loext:fill-use-slide-background="false" draw:textarea-horizontal-align="justify" draw:textarea-vertical-align="middle" draw:auto-grow-height="false" fo:min-height="1.05cm" fo:min-width="5.335cm" style:writing-mode="lr-tb"/>
      <style:paragraph-properties style:writing-mode="lr-tb"/>
    </style:style>
    <style:style style:name="gr82" style:family="graphic" style:parent-style-name="objectwithoutfill">
      <style:graphic-properties draw:marker-end="Arrowheads_20_37" draw:marker-end-width="0.3cm" draw:fill="none" draw:textarea-vertical-align="middle"/>
    </style:style>
    <style:style style:name="gr83" style:family="graphic" style:parent-style-name="objectwithoutfill">
      <style:graphic-properties draw:marker-end="Arrowheads_20_38" draw:marker-end-width="0.3cm" draw:fill="none" draw:textarea-vertical-align="middle"/>
    </style:style>
    <style:style style:name="gr84" style:family="graphic" style:parent-style-name="objectwithoutfill">
      <style:graphic-properties draw:marker-end="Arrowheads_20_43" draw:marker-end-width="0.3cm" draw:fill="none" draw:textarea-vertical-align="middle"/>
    </style:style>
    <style:style style:name="gr85" style:family="graphic" style:parent-style-name="objectwithoutfill">
      <style:graphic-properties draw:marker-end="Arrowheads_20_44" draw:marker-end-width="0.3cm" draw:fill="none" draw:textarea-vertical-align="middle"/>
    </style:style>
    <style:style style:name="gr86" style:family="graphic" style:parent-style-name="objectwithoutfill">
      <style:graphic-properties draw:marker-end="Arrowheads_20_45" draw:marker-end-width="0.3cm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721cm" fo:min-width="28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style:font-name="Courier New1" fo:font-size="18.6000003814697pt" fo:font-weight="bold" style:font-size-asian="14pt" style:font-weight-asian="bold" style:font-size-complex="14pt" style:font-weight-complex="bold"/>
    </style:style>
    <style:style style:name="P2" style:family="paragraph">
      <loext:graphic-properties draw:fill="solid" draw:fill-color="#ffd7d7"/>
      <style:paragraph-properties fo:text-align="center" style:writing-mode="lr-tb"/>
      <style:text-properties style:font-name="Courier New1" fo:font-size="18.6000003814697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style:font-name="Courier New1" fo:font-size="18.6000003814697pt" style:font-size-asian="14pt" style:font-size-complex="14pt"/>
    </style:style>
    <style:style style:name="P4" style:family="paragraph">
      <loext:graphic-properties draw:fill="none"/>
      <style:paragraph-properties fo:text-align="center" style:writing-mode="lr-tb"/>
      <style:text-properties style:font-name="Courier New1" fo:font-size="18.6000003814697pt" style:font-size-asian="14pt" style:font-size-complex="14pt"/>
    </style:style>
    <style:style style:name="P5" style:family="paragraph">
      <loext:graphic-properties draw:fill="solid" draw:fill-color="#ffffd7"/>
      <style:paragraph-properties fo:text-align="center" style:writing-mode="lr-tb"/>
      <style:text-properties style:font-name="Courier New1" fo:font-size="18.6000003814697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font-name="Courier New1" fo:font-size="18.6000003814697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ourier New1" fo:font-size="18.6000003814697pt" style:font-size-asian="14pt" style:font-size-complex="14pt"/>
    </style:style>
    <style:style style:name="P8" style:family="paragraph">
      <loext:graphic-properties draw:fill="solid" draw:fill-color="#dddddd"/>
      <style:paragraph-properties fo:text-align="center" style:writing-mode="lr-tb"/>
      <style:text-properties style:font-name="Courier New1" fo:font-size="18.6000003814697pt" fo:font-weight="bold" style:font-size-asian="14pt" style:font-weight-asian="bold" style:font-size-complex="14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text-properties style:font-name="Courier New1"/>
    </style:style>
    <style:style style:name="P15" style:family="paragraph">
      <loext:graphic-properties draw:fill="none" draw:fill-color="#ffffff"/>
      <style:text-properties style:font-name="Courier New1" fo:font-size="18pt" fo:font-weight="normal" style:font-size-asian="18pt" style:font-weight-asian="normal" style:font-size-complex="18pt" style:font-weight-complex="normal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font-name="Courier New1" fo:font-size="14pt" style:font-size-asian="14pt" style:font-size-complex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ourier New1"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style:font-name="Courier New1" fo:font-size="18.6000003814697pt" fo:font-weight="bold" style:font-size-asian="14pt" style:font-weight-asian="bold" style:font-size-complex="14pt" style:font-weight-complex="bold"/>
    </style:style>
    <style:style style:name="T1" style:family="text">
      <style:text-properties style:font-name="Courier New1" fo:font-size="14pt"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style:font-name="Courier New1" fo:font-size="14pt" fo:language="en" fo:country="US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ourier New1"/>
    </style:style>
    <style:style style:name="T6" style:family="text">
      <style:text-properties style:font-name="Courier New1" fo:language="en" fo:country="US"/>
    </style:style>
    <style:style style:name="T7" style:family="text">
      <style:text-properties style:font-name="Courier New1" fo:font-weight="bold" style:font-weight-asian="bold" style:font-weight-complex="bold"/>
    </style:style>
    <style:style style:name="T8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Courier New1"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Courier New1" fo:font-size="18pt" fo:language="en" fo:country="US" fo:font-weight="normal" style:font-size-asian="18pt" style:font-weight-asian="normal" style:font-size-complex="18pt" style:font-weight-complex="normal"/>
    </style:style>
    <style:style style:name="T11" style:family="text">
      <style:text-properties style:font-name="Courier New1" fo:font-size="18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835cm" svg:height="1.335cm" svg:x="0.529cm" svg:y="0.664cm">
          <text:p text:style-name="P1"><text:span text:style-name="T1">NAM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835cm" svg:height="2.001cm" svg:x="0.529cm" svg:y="1.997cm">
          <text:p text:style-name="P3"><text:span text:style-name="T2">type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835cm" svg:height="2.001cm" svg:x="0.529cm" svg:y="3.998cm">
          <text:p text:style-name="P3"><text:span text:style-name="T2">name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5.835cm" svg:height="2.001cm" svg:x="0.529cm" svg:y="5.997cm">
          <text:p text:style-name="P3"><text:span text:style-name="T2">uuid</text:span><text:span text:style-name="T2"><text:line-break/></text:span><text:span text:style-name="T2">main/exten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8.059cm" svg:y="0.664cm">
          <text:p text:style-name="P1"><text:span text:style-name="T1">REGIST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6" draw:id="id6" draw:layer="layout" svg:width="5.835cm" svg:height="2.001cm" svg:x="8.059cm" svg:y="1.997cm">
          <text:p text:style-name="P6"><text:span text:style-name="T2">uuid</text:span><text:span text:style-name="T2"><text:line-break/></text:span><text:span text:style-name="T2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4" draw:id="id14" draw:layer="layout" svg:width="5.835cm" svg:height="2.001cm" svg:x="8.059cm" svg:y="3.998cm">
          <text:p text:style-name="P3"><text:span text:style-name="T2">entry</text:span><text:span text:style-name="T2"><text:line-break/></text:span><text:span text:style-name="T2">metadata objec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9cm" svg:height="1.335cm" svg:x="23cm" svg:y="5cm">
          <text:p text:style-name="P1"><text:span text:style-name="T1">TYPE COD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7" draw:id="id17" draw:layer="layout" svg:width="5.9cm" svg:height="1.3cm" svg:x="23cm" svg:y="6.332cm">
          <text:p text:style-name="P6"><text:span text:style-name="T2">code </text:span><text:span text:style-name="T2"><text:line-break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9cm" svg:height="1.3cm" svg:x="23cm" svg:y="7.633cm">
          <text:p text:style-name="P6"><text:span text:style-name="T2">uuid</text:span><text:span text:style-name="T2"><text:line-break/></text:span><text:span text:style-name="T2">mai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835cm" svg:height="1.335cm" svg:x="1.165cm" svg:y="15.066cm">
          <text:p text:style-name="P1"><text:span text:style-name="T1">FILE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0" draw:id="id10" draw:layer="layout" svg:width="5.835cm" svg:height="2.001cm" svg:x="1.165cm" svg:y="16.398cm">
          <text:p text:style-name="P6"><text:span text:style-name="T2">uuid + .part 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835cm" svg:height="2.001cm" svg:x="1.165cm" svg:y="18.399cm">
          <text:p text:style-name="P6"><text:span text:style-name="T2">name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8.165cm" svg:y="7.865cm">
          <text:p text:style-name="P1"><text:span text:style-name="T1">BORROWED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5" draw:id="id15" draw:layer="layout" svg:width="5.835cm" svg:height="2.001cm" svg:x="8.165cm" svg:y="9.197cm">
          <text:p text:style-name="P6"><text:span text:style-name="T2">uuid</text:span><text:span text:style-name="T2"><text:line-break/></text:span><text:span text:style-name="T2">main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.835cm" svg:height="2.001cm" svg:x="8.165cm" svg:y="11.198cm">
          <text:p text:style-name="P6"><text:span text:style-name="T2">list&lt;uuid&gt;</text:span><text:span text:style-name="T2"><text:line-break/></text:span><text:span text:style-name="T2">? extension ?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15.908cm" svg:y="0.664cm">
          <text:p text:style-name="P1"><text:span text:style-name="T1">REFERENCES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4" draw:id="id4" draw:layer="layout" svg:width="5.835cm" svg:height="2.001cm" svg:x="15.908cm" svg:y="1.997cm">
          <text:p text:style-name="P6"><text:span text:style-name="T2">uuid </text:span><text:span text:style-name="T2"><text:line-break/></text:span><text:span text:style-name="T2">reference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5" draw:id="id5" draw:layer="layout" svg:width="5.835cm" svg:height="2.001cm" svg:x="15.908cm" svg:y="3.998cm">
          <text:p text:style-name="P6"><text:span text:style-name="T2">uuid</text:span><text:span text:style-name="T2"><text:line-break/></text:span><text:span text:style-name="T2">mai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835cm" svg:height="1.335cm" svg:x="15.908cm" svg:y="15.066cm">
          <text:p text:style-name="P1"><text:span text:style-name="T1">REFERENCE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8" draw:id="id8" draw:layer="layout" svg:width="5.835cm" svg:height="2.001cm" svg:x="15.908cm" svg:y="16.398cm">
          <text:p text:style-name="P6"><text:span text:style-name="T2">uuid </text:span><text:span text:style-name="T2"><text:line-break/></text:span><text:span text:style-name="T2">reference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6" draw:id="id16" draw:layer="layout" svg:width="5.835cm" svg:height="2.001cm" svg:x="15.908cm" svg:y="18.399cm">
          <text:p text:style-name="P6"><text:span text:style-name="T3">uuid</text:span><text:span text:style-name="T3"><text:line-break/></text:span><text:span text:style-name="T2">exten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22.909cm" svg:y="0.664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3" draw:id="id3" draw:layer="layout" svg:width="5.835cm" svg:height="2.001cm" svg:x="22.909cm" svg:y="1.997cm">
          <text:p text:style-name="P6"><text:span text:style-name="T2">list&lt;uuid&gt;</text:span><text:span text:style-name="T2"><text:line-break/></text:span><text:span text:style-name="T2">referenc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2" draw:id="id12" draw:layer="layout" svg:width="5.835cm" svg:height="1.335cm" svg:x="8.059cm" svg:y="15.065cm">
          <text:p text:style-name="P1"><text:span text:style-name="T1">REGISTRY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xml:id="id9" draw:id="id9" draw:layer="layout" svg:width="5.835cm" svg:height="2.001cm" svg:x="8.059cm" svg:y="16.397cm">
          <text:p text:style-name="P6"><text:span text:style-name="T2">uuid </text:span><text:span text:style-name="T2"><text:line-break/></text:span><text:span text:style-name="T2">exten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5.835cm" svg:height="2.001cm" svg:x="8.059cm" svg:y="18.398cm">
          <text:p text:style-name="P3"><text:span text:style-name="T2">entry</text:span><text:span text:style-name="T2"><text:line-break/></text:span><text:span text:style-name="T2">metadata objec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835cm" svg:height="1.335cm" svg:x="1.165cm" svg:y="10.667cm">
          <text:p text:style-name="P1"><text:span text:style-name="T1">EXTENSIONS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11" draw:id="id11" draw:layer="layout" svg:width="5.835cm" svg:height="2.001cm" svg:x="1.165cm" svg:y="11.999cm">
          <text:p text:style-name="P6"><text:span text:style-name="T2">uuid</text:span><text:span text:style-name="T2"><text:line-break/></text:span><text:span text:style-name="T2">registry</text:span></text:p>
          <draw:enhanced-geometry svg:viewBox="0 0 21600 21600" draw:type="rectangle" draw:enhanced-path="M 0 0 L 21600 0 21600 21600 0 21600 0 0 Z N"/>
        </draw:custom-shape>
        <draw:connector draw:style-name="gr20" draw:text-style-name="P9" draw:layer="layout" draw:type="curve" svg:x1="13.894cm" svg:y1="19.398cm" svg:x2="15.959cm" svg:y2="10.196cm" draw:start-shape="id1" draw:start-glue-point="1" draw:end-shape="id2" draw:end-glue-point="3" svg:d="M13894 19398c1548 0 516-9202 2065-9202" svg:viewBox="0 0 2066 9203">
          <text:p/>
        </draw:connector>
        <draw:connector draw:style-name="gr21" draw:text-style-name="P9" draw:layer="layout" svg:x1="22.909cm" svg:y1="2.997cm" svg:x2="21.743cm" svg:y2="2.997cm" draw:start-shape="id3" draw:start-glue-point="3" draw:end-shape="id4" draw:end-glue-point="1" svg:d="M22909 2997h-1166" svg:viewBox="0 0 1167 1">
          <text:p/>
        </draw:connector>
        <draw:connector draw:style-name="gr22" draw:text-style-name="P9" draw:layer="layout" svg:x1="15.908cm" svg:y1="4.998cm" svg:x2="13.894cm" svg:y2="2.997cm" draw:start-shape="id5" draw:start-glue-point="3" draw:end-shape="id6" draw:end-glue-point="1" svg:d="M15908 4998h-1008v-2001h-1006" svg:viewBox="0 0 2015 2002">
          <text:p/>
        </draw:connector>
        <draw:custom-shape draw:style-name="gr8" draw:text-style-name="P8" draw:layer="layout" svg:width="5.835cm" svg:height="1.335cm" svg:x="15.959cm" svg:y="7.864cm">
          <text:p text:style-name="P1"><text:span text:style-name="T1">? BORROWED ?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xml:id="id2" draw:id="id2" draw:layer="layout" svg:width="5.835cm" svg:height="2.001cm" svg:x="15.959cm" svg:y="9.196cm">
          <text:p text:style-name="P6"><text:span text:style-name="T3">uuid</text:span><text:span text:style-name="T3"><text:line-break/></text:span><text:span text:style-name="T2">extension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5.835cm" svg:height="2.001cm" svg:x="15.959cm" svg:y="11.197cm">
          <text:p text:style-name="P6"><text:span text:style-name="T2">uuid</text:span><text:span text:style-name="T2"><text:line-break/></text:span><text:span text:style-name="T2">mai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835cm" svg:height="1.335cm" svg:x="22.909cm" svg:y="15.063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xml:id="id7" draw:id="id7" draw:layer="layout" svg:width="5.835cm" svg:height="2.001cm" svg:x="22.909cm" svg:y="16.396cm">
          <text:p text:style-name="P6"><text:span text:style-name="T2">list&lt;uuid&gt;</text:span><text:span text:style-name="T2"><text:line-break/></text:span><text:span text:style-name="T2">reference</text:span></text:p>
          <draw:enhanced-geometry svg:viewBox="0 0 21600 21600" draw:type="rectangle" draw:enhanced-path="M 0 0 L 21600 0 21600 21600 0 21600 0 0 Z N"/>
        </draw:custom-shape>
        <draw:connector draw:style-name="gr26" draw:text-style-name="P9" draw:layer="layout" svg:x1="22.909cm" svg:y1="17.396cm" svg:x2="21.743cm" svg:y2="17.398cm" draw:start-shape="id7" draw:start-glue-point="3" draw:end-shape="id8" draw:end-glue-point="1" svg:d="M22909 17396h-584v2h-582" svg:viewBox="0 0 1167 3">
          <text:p/>
        </draw:connector>
        <draw:connector draw:style-name="gr27" draw:text-style-name="P9" draw:layer="layout" svg:x1="8.059cm" svg:y1="17.397cm" svg:x2="7cm" svg:y2="17.398cm" draw:start-shape="id9" draw:start-glue-point="3" draw:end-shape="id10" draw:end-glue-point="1" svg:d="M8059 17397h-530v1h-529" svg:viewBox="0 0 1060 2">
          <text:p/>
        </draw:connector>
        <draw:connector draw:style-name="gr28" draw:text-style-name="P9" draw:layer="layout" svg:x1="7cm" svg:y1="12.999cm" svg:x2="8.059cm" svg:y2="15.732cm" draw:start-shape="id11" draw:start-glue-point="1" draw:end-shape="id12" draw:end-glue-point="3" svg:d="M7000 12999h529v2733h530" svg:viewBox="0 0 1060 2734">
          <text:p/>
        </draw:connector>
        <draw:connector draw:style-name="gr29" draw:text-style-name="P9" draw:layer="layout" draw:line-skew="-0.498cm" svg:x1="3.446cm" svg:y1="7.998cm" svg:x2="1.165cm" svg:y2="12.999cm" draw:start-shape="id13" draw:start-glue-point="2" draw:end-shape="id11" draw:end-glue-point="3" svg:d="M3446 7998v1502h-2783v3499h502" svg:viewBox="0 0 2784 5002">
          <text:p/>
        </draw:connector>
        <draw:connector draw:style-name="gr30" draw:text-style-name="P9" draw:layer="layout" draw:line-skew="-0.211cm" svg:x1="6.364cm" svg:y1="6.997cm" svg:x2="8.059cm" svg:y2="2.997cm" draw:start-shape="id13" draw:start-glue-point="1" draw:end-shape="id6" draw:end-glue-point="3" svg:d="M6364 6997h636v-4000h1059" svg:viewBox="0 0 1696 4001">
          <text:p/>
        </draw:connector>
        <draw:connector draw:style-name="gr31" draw:text-style-name="P9" draw:layer="layout" draw:type="curve" svg:x1="8.059cm" svg:y1="4.998cm" svg:x2="8.165cm" svg:y2="10.197cm" draw:start-shape="id14" draw:start-glue-point="3" draw:end-shape="id15" draw:end-glue-point="3" svg:d="M8059 4998c-753 0-806 5199 106 5199" svg:viewBox="0 0 679 5200">
          <text:p/>
        </draw:connector>
        <draw:connector draw:style-name="gr32" draw:text-style-name="P9" draw:layer="layout" draw:type="curve" svg:x1="15.908cm" svg:y1="19.399cm" svg:x2="13.894cm" svg:y2="17.397cm" draw:start-shape="id16" draw:start-glue-point="3" draw:end-shape="id9" draw:end-glue-point="1" svg:d="M15908 19399c-1512 0-505-2002-2014-2002" svg:viewBox="0 0 2015 2003">
          <text:p/>
        </draw:connector>
        <draw:custom-shape draw:style-name="gr33" draw:text-style-name="P8" draw:layer="layout" svg:width="5.9cm" svg:height="1.335cm" svg:x="23cm" svg:y="10.5cm">
          <text:p text:style-name="P1"><text:span text:style-name="T1">TYPE CODES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5.9cm" svg:height="1.3cm" svg:x="23cm" svg:y="11.832cm">
          <text:p text:style-name="P6"><text:span text:style-name="T2">code </text:span><text:span text:style-name="T2"><text:line-break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5.9cm" svg:height="1.3cm" svg:x="23cm" svg:y="13.133cm">
          <text:p text:style-name="P6"><text:span text:style-name="T3">uuid</text:span><text:span text:style-name="T3"><text:line-break/></text:span><text:span text:style-name="T2">extension</text:span></text:p>
          <draw:enhanced-geometry svg:viewBox="0 0 21600 21600" draw:type="rectangle" draw:enhanced-path="M 0 0 L 21600 0 21600 21600 0 21600 0 0 Z N"/>
        </draw:custom-shape>
        <draw:connector draw:style-name="gr36" draw:text-style-name="P9" draw:layer="layout" draw:type="curve" draw:line-skew="-2.947cm" svg:x1="13.894cm" svg:y1="4.998cm" svg:x2="23cm" svg:y2="6.982cm" draw:start-shape="id14" draw:start-glue-point="1" draw:end-shape="id17" draw:end-glue-point="3" svg:d="M13894 4998c2409 0-2144 1984 9106 1984" svg:viewBox="0 0 9107 1985">
          <text:p/>
        </draw:connector>
        <draw:frame draw:style-name="gr37" draw:text-style-name="P10" draw:layer="layout" svg:width="0.853cm" svg:height="0.962cm" svg:x="2.5cm" svg:y="8.5cm">
          <draw:text-box>
            <text:p>?</text:p>
          </draw:text-box>
        </draw:frame>
        <presentation:notes draw:style-name="dp2">
          <draw:page-thumbnail draw:style-name="gr38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5.835cm" svg:height="1.335cm" svg:x="0.529cm" svg:y="1.164cm">
          <text:p text:style-name="P1"><text:span text:style-name="T1">NAM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835cm" svg:height="2.001cm" svg:x="0.529cm" svg:y="2.497cm">
          <text:p text:style-name="P3"><text:span text:style-name="T2">type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835cm" svg:height="2.001cm" svg:x="0.529cm" svg:y="4.498cm">
          <text:p text:style-name="P3"><text:span text:style-name="T2">name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2" draw:id="id22" draw:layer="layout" svg:width="5.835cm" svg:height="2.001cm" svg:x="0.529cm" svg:y="6.497cm">
          <text:p text:style-name="P3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" draw:id="id21" draw:layer="layout" svg:width="5.9cm" svg:height="1.335cm" svg:x="8.1cm" svg:y="6.865cm">
          <text:p text:style-name="P1"><text:span text:style-name="T1">REGISTRY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xml:id="id27" draw:id="id27" draw:layer="layout" svg:width="5.9cm" svg:height="2.001cm" svg:x="8.1cm" svg:y="8.198cm">
          <text:p text:style-name="P6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xml:id="id25" draw:id="id25" draw:layer="layout" svg:width="5.9cm" svg:height="2.001cm" svg:x="8.1cm" svg:y="10.199cm">
          <text:p text:style-name="P3"><text:span text:style-name="T2">entry</text:span><text:span text:style-name="T2"><text:line-break/></text:span><text:span text:style-name="T2">metadata objec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9cm" svg:height="1.335cm" svg:x="1.4cm" svg:y="9.8cm">
          <text:p text:style-name="P1"><text:span text:style-name="T1">TYPE CODES</text:span></text:p>
          <draw:enhanced-geometry svg:viewBox="0 0 21600 21600" draw:type="rectangle" draw:enhanced-path="M 0 0 L 21600 0 21600 21600 0 21600 0 0 Z N"/>
        </draw:custom-shape>
        <draw:custom-shape draw:style-name="gr41" draw:text-style-name="P7" xml:id="id29" draw:id="id29" draw:layer="layout" svg:width="5.9cm" svg:height="1.3cm" svg:x="1.4cm" svg:y="11.132cm">
          <text:p text:style-name="P6"><text:span text:style-name="T2">code </text:span><text:span text:style-name="T2"><text:line-break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42" draw:text-style-name="P7" xml:id="id30" draw:id="id30" draw:layer="layout" svg:width="5.9cm" svg:height="1.3cm" svg:x="1.4cm" svg:y="12.433cm">
          <text:p text:style-name="P6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8" draw:id="id28" draw:layer="layout" svg:width="5.835cm" svg:height="1.335cm" svg:x="8.165cm" svg:y="14cm">
          <text:p text:style-name="P1"><text:span text:style-name="T1">FILES</text:span></text:p>
          <draw:enhanced-geometry svg:viewBox="0 0 21600 21600" draw:type="rectangle" draw:enhanced-path="M 0 0 L 21600 0 21600 21600 0 21600 0 0 Z N"/>
        </draw:custom-shape>
        <draw:custom-shape draw:style-name="gr43" draw:text-style-name="P7" xml:id="id32" draw:id="id32" draw:layer="layout" svg:width="5.835cm" svg:height="2.001cm" svg:x="8.165cm" svg:y="15.332cm">
          <text:p text:style-name="P6"><text:span text:style-name="T2">uuid + .part 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5.835cm" svg:height="2.001cm" svg:x="8.165cm" svg:y="17.333cm">
          <text:p text:style-name="P6"><text:span text:style-name="T2">file name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16cm" svg:y="11.066cm">
          <text:p text:style-name="P1"><text:span text:style-name="T1">BORROWED</text:span></text:p>
          <draw:enhanced-geometry svg:viewBox="0 0 21600 21600" draw:type="rectangle" draw:enhanced-path="M 0 0 L 21600 0 21600 21600 0 21600 0 0 Z N"/>
        </draw:custom-shape>
        <draw:custom-shape draw:style-name="gr45" draw:text-style-name="P7" xml:id="id26" draw:id="id26" draw:layer="layout" svg:width="5.835cm" svg:height="2.001cm" svg:x="16cm" svg:y="12.398cm">
          <text:p text:style-name="P6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xml:id="id23" draw:id="id23" draw:layer="layout" svg:width="5.835cm" svg:height="2.001cm" svg:x="16cm" svg:y="14.399cm">
          <text:p text:style-name="P6"><text:span text:style-name="T2">list&lt;uuid&gt;</text:span><text:span text:style-name="T2"><text:line-break/></text:span><text:span text:style-name="T2">extension inf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15.908cm" svg:y="3.197cm">
          <text:p text:style-name="P1"><text:span text:style-name="T1">REFERENCES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xml:id="id19" draw:id="id19" draw:layer="layout" svg:width="5.835cm" svg:height="2.001cm" svg:x="15.908cm" svg:y="4.53cm">
          <text:p text:style-name="P6"><text:span text:style-name="T2">uuid </text:span><text:span text:style-name="T2"><text:line-break/></text:span><text:span text:style-name="T2">reference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xml:id="id20" draw:id="id20" draw:layer="layout" svg:width="5.835cm" svg:height="2.001cm" svg:x="15.908cm" svg:y="6.531cm">
          <text:p text:style-name="P6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22.909cm" svg:y="3.197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9" draw:text-style-name="P7" xml:id="id18" draw:id="id18" draw:layer="layout" svg:width="5.835cm" svg:height="2.001cm" svg:x="22.909cm" svg:y="4.53cm">
          <text:p text:style-name="P6"><text:span text:style-name="T2">list&lt;uuid&gt;</text:span><text:span text:style-name="T2"><text:line-break/></text:span><text:span text:style-name="T2">referenc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835cm" svg:height="1.335cm" svg:x="22.665cm" svg:y="16.167cm">
          <text:p text:style-name="P1"><text:span text:style-name="T1">EXTENSION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xml:id="id24" draw:id="id24" draw:layer="layout" svg:width="5.835cm" svg:height="2.001cm" svg:x="22.665cm" svg:y="17.499cm">
          <text:p text:style-name="P6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onnector draw:style-name="gr21" draw:text-style-name="P9" draw:layer="layout" svg:x1="22.909cm" svg:y1="5.53cm" svg:x2="21.743cm" svg:y2="5.53cm" draw:start-shape="id18" draw:start-glue-point="3" draw:end-shape="id19" draw:end-glue-point="1" svg:d="M22909 5530h-1166" svg:viewBox="0 0 1167 1">
          <text:p/>
        </draw:connector>
        <draw:connector draw:style-name="gr22" draw:text-style-name="P9" draw:layer="layout" svg:x1="15.908cm" svg:y1="7.531cm" svg:x2="14cm" svg:y2="7.532cm" draw:start-shape="id20" draw:start-glue-point="3" draw:end-shape="id21" draw:end-glue-point="1" svg:d="M15908 7531h-954v1h-954" svg:viewBox="0 0 1909 2">
          <text:p/>
        </draw:connector>
        <draw:connector draw:style-name="gr30" draw:text-style-name="P9" draw:layer="layout" svg:x1="6.364cm" svg:y1="7.497cm" svg:x2="8.1cm" svg:y2="7.532cm" draw:start-shape="id22" draw:start-glue-point="1" draw:end-shape="id21" draw:end-glue-point="3" svg:d="M6364 7497h868v35h868" svg:viewBox="0 0 1737 36">
          <text:p/>
        </draw:connector>
        <draw:connector draw:style-name="gr51" draw:text-style-name="P9" draw:layer="layout" svg:x1="18.917cm" svg:y1="16.4cm" svg:x2="22.665cm" svg:y2="18.499cm" draw:start-shape="id23" draw:start-glue-point="2" draw:end-shape="id24" draw:end-glue-point="3" svg:d="M18917 16400v2099h3748" svg:viewBox="0 0 3749 2100">
          <text:p/>
        </draw:connector>
        <draw:connector draw:style-name="gr52" draw:text-style-name="P9" draw:layer="layout" svg:x1="14cm" svg:y1="11.199cm" svg:x2="16cm" svg:y2="13.398cm" draw:start-shape="id25" draw:start-glue-point="1" draw:end-shape="id26" draw:end-glue-point="3" svg:d="M14000 11199h1000v2199h1000" svg:viewBox="0 0 2001 2200">
          <text:p/>
        </draw:connector>
        <draw:connector draw:style-name="gr53" draw:text-style-name="P9" draw:layer="layout" draw:line-skew="0.665cm" svg:x1="21.835cm" svg:y1="15.399cm" svg:x2="14cm" svg:y2="9.198cm" draw:start-shape="id23" draw:start-glue-point="1" draw:end-shape="id27" draw:end-glue-point="1" svg:d="M21835 15399h1165v-6201h-9000" svg:viewBox="0 0 9001 6202">
          <text:p/>
        </draw:connector>
        <draw:connector draw:style-name="gr54" draw:text-style-name="P9" draw:layer="layout" svg:x1="11.05cm" svg:y1="12.2cm" svg:x2="11.082cm" svg:y2="14cm" draw:start-shape="id25" draw:start-glue-point="2" draw:end-shape="id28" draw:end-glue-point="0" svg:d="M11050 12200v899h32v901" svg:viewBox="0 0 33 1801">
          <text:p/>
        </draw:connector>
        <draw:connector draw:style-name="gr55" draw:text-style-name="P9" draw:layer="layout" svg:x1="8.1cm" svg:y1="11.199cm" svg:x2="7.3cm" svg:y2="11.782cm" draw:start-shape="id25" draw:start-glue-point="3" draw:end-shape="id29" draw:end-glue-point="1" svg:d="M8100 11199h-400v583h-400" svg:viewBox="0 0 801 584">
          <text:p/>
        </draw:connector>
        <draw:connector draw:style-name="gr56" draw:text-style-name="P9" draw:layer="layout" svg:x1="1.4cm" svg:y1="13.083cm" svg:x2="8.1cm" svg:y2="9.198cm" draw:start-shape="id30" draw:start-glue-point="3" draw:end-shape="id27" draw:end-glue-point="3" svg:d="M1400 13083h-501v-3885h7201" svg:viewBox="0 0 7202 3886">
          <text:p/>
        </draw:connector>
        <draw:frame draw:style-name="gr37" draw:text-style-name="P12" draw:layer="layout" svg:width="0.853cm" svg:height="0.962cm" svg:x="19.117cm" svg:y="17.4cm">
          <draw:text-box>
            <text:p>?</text:p>
          </draw:text-box>
        </draw:frame>
        <draw:custom-shape draw:style-name="gr8" draw:text-style-name="P8" draw:layer="layout" svg:width="5.835cm" svg:height="1.335cm" svg:x="0.529cm" svg:y="14.564cm">
          <text:p text:style-name="P1"><text:span text:style-name="T1">META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835cm" svg:height="2.001cm" svg:x="0.529cm" svg:y="15.897cm">
          <text:p text:style-name="P3"><text:span text:style-name="T2">uuid</text:span><text:span text:style-name="T2"><text:line-break/></text:span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1" draw:id="id31" draw:layer="layout" svg:width="5.835cm" svg:height="2.001cm" svg:x="0.529cm" svg:y="17.898cm">
          <text:p text:style-name="P3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onnector draw:style-name="gr57" draw:text-style-name="P9" draw:layer="layout" svg:x1="6.364cm" svg:y1="18.898cm" svg:x2="8.165cm" svg:y2="16.332cm" draw:start-shape="id31" draw:start-glue-point="1" draw:end-shape="id32" draw:end-glue-point="3" svg:d="M6364 18898h900v-2566h901" svg:viewBox="0 0 1802 2567">
          <text:p/>
        </draw:connector>
        <draw:connector draw:style-name="gr58" draw:text-style-name="P9" draw:layer="layout" svg:x1="16cm" svg:y1="15.399cm" svg:x2="14cm" svg:y2="16.332cm" draw:start-shape="id23" draw:start-glue-point="3" draw:end-shape="id32" draw:end-glue-point="1" svg:d="M16000 15399h-1001v933h-999" svg:viewBox="0 0 2001 934">
          <text:p/>
        </draw:connector>
        <presentation:notes draw:style-name="dp2">
          <draw:page-thumbnail draw:style-name="gr38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9" draw:text-style-name="P14" draw:layer="layout" svg:width="26.695cm" svg:height="19.691cm" svg:x="1.305cm" svg:y="0.749cm">
          <draw:text-box>
            <text:p><text:span text:style-name="T4">1. Получение объекта метаданных по его полному имени.</text:span></text:p>
            <text:p text:style-name="P13"><text:span text:style-name="T4"><text:s text:c="3"/></text:span><text:span text:style-name="T4">Общий индекс имён объектов метаданных</text:span><text:span text:style-name="T4"><text:line-break/></text:span><text:span text:style-name="T4">2. Получение объекта метаданных по его коду типа.</text:span></text:p>
            <text:p text:style-name="P13"><text:span text:style-name="T4"><text:s text:c="3"/></text:span><text:span text:style-name="T4">Общий индекс кодов типов ссылочных объектов метаданных.</text:span><text:span text:style-name="T4"><text:line-break/></text:span><text:span text:style-name="T4">3</text:span><text:span text:style-name="T5">. Получение списка объектов метаданных конфигурации.</text:span></text:p>
            <text:p text:style-name="P13"><text:span text:style-name="T5"><text:s text:c="3"/></text:span><text:span text:style-name="T5">Чтение реестра метаданных, поиск по общему индексу</text:span></text:p>
            <text:p text:style-name="P13"><text:span text:style-name="T5"><text:s text:c="3"/></text:span><text:span text:style-name="T5">идентификаторов объектов метаданных.</text:span></text:p>
            <text:p text:style-name="P13"><text:span text:style-name="T4">4. </text:span><text:span text:style-name="T5">Получение списка объектов метаданных расширения.</text:span></text:p>
            <text:p text:style-name="P13"><text:span text:style-name="T5"><text:s text:c="3"/></text:span><text:span text:style-name="T5">Чтение реестра метаданных расширения, поиск по общему индексу</text:span></text:p>
            <text:p text:style-name="P13"><text:span text:style-name="T4"><text:s text:c="3"/></text:span><text:span text:style-name="T4">идентификаторов </text:span><text:span text:style-name="T5">объектов метаданных.</text:span></text:p>
            <text:p text:style-name="P13"><text:span text:style-name="T5">5. Получение имён расширений, в которых заимствован </text:span><text:span text:style-name="T5"><text:line-break/></text:span><text:span text:style-name="T5"> <text:s text:c="2"/>объект метаданных основной конфигурации.</text:span></text:p>
            <text:p text:style-name="P13"><text:span text:style-name="T5"><text:s text:c="3"/></text:span><text:span text:style-name="T5">Поиск по вспомогательной таблице </text:span><text:span text:style-name="T6">borrowed</text:span><text:span text:style-name="T5"> объектов расширения,</text:span></text:p>
            <text:p text:style-name="P13"><text:span text:style-name="T5"><text:s text:c="3"/></text:span><text:span text:style-name="T5">поиск расширения по его идентификатору.</text:span></text:p>
            <text:p text:style-name="P13"><text:span text:style-name="T5">6. Получение имени объекта метаданных по его ссылке.</text:span></text:p>
            <text:p text:style-name="P13"><text:span text:style-name="T5"><text:s text:c="3"/></text:span><text:span text:style-name="T5">(Расшифровка типа данных свойства объекта)</text:span></text:p>
            <text:p text:style-name="P13"><text:span text:style-name="T4"><text:s text:c="3"/></text:span><text:span text:style-name="T4">П</text:span><text:span text:style-name="T5">оиск по общему индексу</text:span><text:span text:style-name="T4"> идентификаторов </text:span><text:span text:style-name="T5">объектов метаданных.</text:span></text:p>
            <text:p text:style-name="P13"><text:span text:style-name="T5">7. Поиск объекта по имени таблицы или поля базы данных.</text:span></text:p>
            <text:p><text:span text:style-name="T5"/></text:p>
            <text:p><text:span text:style-name="T7">Выполняется в контексте расширения:</text:span><text:span text:style-name="T5"><text:line-break/></text:span><text:span text:style-name="T5">1. Применение заимствованных общих свойств к объектам расширений,</text:span></text:p>
            <text:p><text:span text:style-name="T5"><text:s text:c="3"/></text:span><text:span text:style-name="T5">в том числе заимствованным.</text:span></text:p>
            <text:p text:style-name="P13"><text:span text:style-name="T5">2. Определение вхождения заимствованного объекта в состав того или</text:span></text:p>
            <text:p text:style-name="P13"><text:span text:style-name="T5"><text:s text:c="3"/></text:span><text:span text:style-name="T5">иного плана обмена расширения.</text:span></text:p>
            <text:p text:style-name="P13"><text:span text:style-name="T5"/></text:p>
            <text:p text:style-name="P13"><text:span text:style-name="T5">1. Определение наличия у объекта свойств, имеющих</text:span></text:p>
            <text:p text:style-name="P13"><text:span text:style-name="T5"><text:s text:c="3"/></text:span><text:span text:style-name="T5">значения типа "ЛюбаяСсылка", "ДокументСсылка" и т.п.</text:span></text:p>
          </draw:text-box>
        </draw:frame>
        <presentation:notes draw:style-name="dp2">
          <draw:page-thumbnail draw:style-name="gr38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60" draw:text-style-name="P15" draw:layer="layout" svg:width="28.5cm" svg:height="16.091cm" svg:x="0.5cm" svg:y="0.5cm">
          <draw:text-box>
            <text:p text:style-name="P13"><text:span text:style-name="T8">Функция: ЕстьИзмененияРасширениямиКонфигурации</text:span></text:p>
            <text:p text:style-name="P13"><text:span text:style-name="T8">Тип данных: Булево</text:span><text:span text:style-name="T9"> </text:span><text:span text:style-name="T9"><text:line-break/></text:span><text:span text:style-name="T9"> </text:span><text:span text:style-name="T9"><text:line-break/></text:span><text:span text:style-name="T9">Возвращает значение "Истина", если сам объект или один из его дочерних</text:span></text:p>
            <text:p text:style-name="P13"><text:span text:style-name="T9">объектов изменен (в том числе, и добавлением нового дочернего объекта)</text:span></text:p>
            <text:p text:style-name="P13"><text:span text:style-name="T9">расширениями в текущем сеансе.</text:span></text:p>
            <text:p><text:span text:style-name="T8"/></text:p>
            <text:p><text:span text:style-name="T8">Свойство: ПринадлежностьОбъекта</text:span></text:p>
            <text:p><text:span text:style-name="T8">Тип данных: Перечисление</text:span></text:p>
            <text:p><text:span text:style-name="T9"><text:line-break/></text:span><text:span text:style-name="T9">Устанавливает, относится ли объект к данной конфигурации или был</text:span></text:p>
            <text:p><text:span text:style-name="T9">заимствован из расширяемой конфигурации.</text:span></text:p>
            <text:p><text:span text:style-name="T9">- Заимствованный</text:span></text:p>
            <text:p><text:span text:style-name="T9">- Собственный</text:span></text:p>
            <text:p><text:span text:style-name="T9"/></text:p>
            <text:p text:style-name="P13"><text:span text:style-name="T8">Функция: РасширениеКонфигурации</text:span></text:p>
            <text:p text:style-name="P13"><text:span text:style-name="T8">Тип данных: Неопределено или РасширениеКонфигурации</text:span></text:p>
            <text:p text:style-name="P13"><text:span text:style-name="T9"/></text:p>
            <text:p text:style-name="P13"><text:span text:style-name="T9">Получает объект описания расширения конфигурации, с помощью которого</text:span></text:p>
            <text:p text:style-name="P13"><text:span text:style-name="T9">объект метаданных был добавлен.</text:span></text:p>
            <text:p text:style-name="P13"><text:span text:style-name="T9"/></text:p>
            <text:p text:style-name="P13"><text:span text:style-name="T9">Неопределено — объект относится к основной конфигурации.</text:span></text:p>
          </draw:text-box>
        </draw:frame>
        <presentation:notes draw:style-name="dp2">
          <draw:page-thumbnail draw:style-name="gr38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61" draw:text-style-name="P15" draw:layer="layout" svg:width="28.5cm" svg:height="9.611cm" svg:x="0.5cm" svg:y="0.5cm">
          <draw:text-box>
            <text:p><text:span text:style-name="T8">Свойство: ОбъектРасширяемойКонфигурации</text:span></text:p>
            <text:p><text:span text:style-name="T8">Тип данных: УникальныйИдентификатор</text:span></text:p>
            <text:p><text:span text:style-name="T9"><text:line-break/></text:span><text:span text:style-name="T9">Свойство используется для заимствованных объектов расширения.</text:span></text:p>
            <text:p><text:span text:style-name="T9">Если для расширения установлено свойство "Поддерживать соответствие</text:span></text:p>
            <text:p><text:span text:style-name="T9">объектам конфигурации", значение данного свойства заполняется при</text:span></text:p>
            <text:p><text:span text:style-name="T9">заимствовании объекта и содержит уникальный идентификатор объекта</text:span></text:p>
            <text:p><text:span text:style-name="T9">в расширяемой конфигурации (отображается как имя объекта расширяемой</text:span></text:p>
            <text:p><text:span text:style-name="T9">конфигурации или &lt;Объект не найден&gt;).</text:span></text:p>
            <text:p><text:span text:style-name="T9">Если после переименования заимствованного объекта ему стал</text:span></text:p>
            <text:p><text:span text:style-name="T9">соответствовать другой объект конфигурации и для расширения</text:span></text:p>
            <text:p><text:span text:style-name="T9">установлено свойство "Поддерживать соответствие объектам расширяемой</text:span></text:p>
            <text:p><text:span text:style-name="T9">конфигурации при переименовании", то значение свойства будет обновлено.</text:span></text:p>
          </draw:text-box>
        </draw:frame>
        <presentation:notes draw:style-name="dp2">
          <draw:page-thumbnail draw:style-name="gr38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62" draw:text-style-name="P5" draw:layer="layout" svg:width="7.3cm" svg:height="1.335cm" svg:x="12.5cm" svg:y="1.4cm">
          <text:p text:style-name="P1"><text:span text:style-name="T1">REGISTRY</text:span></text:p>
          <draw:enhanced-geometry svg:viewBox="0 0 21600 21600" draw:type="rectangle" draw:enhanced-path="M 0 0 L 21600 0 21600 21600 0 21600 0 0 Z N"/>
        </draw:custom-shape>
        <draw:custom-shape draw:style-name="gr63" draw:text-style-name="P7" xml:id="id36" draw:id="id36" draw:layer="layout" svg:width="7.3cm" svg:height="2.001cm" svg:x="12.5cm" svg:y="2.733cm">
          <text:p text:style-name="P6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64" draw:text-style-name="P18" xml:id="id40" draw:id="id40" draw:layer="layout" svg:width="7.3cm" svg:height="2.8cm" svg:x="12.5cm" svg:y="4.734cm">
          <text:p text:style-name="P17"><text:span text:style-name="T3">cfid+uuid+code+name</text:span><text:span text:style-name="T3"><text:line-break/></text:span><text:span text:style-name="T3">metadata object</text:span><text:span text:style-name="T3"><text:line-break/></text:span><text:span text:style-name="T3">borrowed object</text:span><text:span text:style-name="T3"><text:line-break/></text:span><text:span text:style-name="T3">extension ob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0.557cm" svg:y="15.166cm">
          <text:p text:style-name="P1"><text:span text:style-name="T1">FILES</text:span></text:p>
          <draw:enhanced-geometry svg:viewBox="0 0 21600 21600" draw:type="rectangle" draw:enhanced-path="M 0 0 L 21600 0 21600 21600 0 21600 0 0 Z N"/>
        </draw:custom-shape>
        <draw:custom-shape draw:style-name="gr65" draw:text-style-name="P7" xml:id="id38" draw:id="id38" draw:layer="layout" svg:width="5.835cm" svg:height="2.001cm" svg:x="0.557cm" svg:y="16.498cm">
          <text:p text:style-name="P6"><text:span text:style-name="T2">uuid + .part 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66" draw:text-style-name="P7" draw:layer="layout" svg:width="5.835cm" svg:height="2.001cm" svg:x="0.557cm" svg:y="18.499cm">
          <text:p text:style-name="P6"><text:span text:style-name="T2">file name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67" draw:text-style-name="P5" xml:id="id41" draw:id="id41" draw:layer="layout" svg:width="5.835cm" svg:height="1.3cm" svg:x="8.5cm" svg:y="8.5cm">
          <text:p text:style-name="P1"><text:span text:style-name="T1">BORROWED</text:span></text:p>
          <draw:enhanced-geometry svg:viewBox="0 0 21600 21600" draw:type="rectangle" draw:enhanced-path="M 0 0 L 21600 0 21600 21600 0 21600 0 0 Z N"/>
        </draw:custom-shape>
        <draw:custom-shape draw:style-name="gr68" draw:text-style-name="P7" draw:layer="layout" svg:width="5.835cm" svg:height="1.3cm" svg:x="8.5cm" svg:y="9.832cm">
          <text:p text:style-name="P6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69" draw:text-style-name="P7" xml:id="id43" draw:id="id43" draw:layer="layout" svg:width="5.835cm" svg:height="1.3cm" svg:x="8.5cm" svg:y="11.133cm">
          <text:p text:style-name="P6"><text:span text:style-name="T2">list&lt;uuid&gt;</text:span><text:span text:style-name="T2"><text:line-break/></text:span><text:span text:style-name="T2">borrowed ob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22.065cm" svg:y="0.965cm">
          <text:p text:style-name="P1"><text:span text:style-name="T1">REFERENCES</text:span></text:p>
          <draw:enhanced-geometry svg:viewBox="0 0 21600 21600" draw:type="rectangle" draw:enhanced-path="M 0 0 L 21600 0 21600 21600 0 21600 0 0 Z N"/>
        </draw:custom-shape>
        <draw:custom-shape draw:style-name="gr70" draw:text-style-name="P7" xml:id="id34" draw:id="id34" draw:layer="layout" svg:width="5.835cm" svg:height="2.001cm" svg:x="22.065cm" svg:y="2.298cm">
          <text:p text:style-name="P6"><text:span text:style-name="T2">uuid </text:span><text:span text:style-name="T2"><text:line-break/></text:span><text:span text:style-name="T2">reference</text:span></text:p>
          <draw:enhanced-geometry svg:viewBox="0 0 21600 21600" draw:type="rectangle" draw:enhanced-path="M 0 0 L 21600 0 21600 21600 0 21600 0 0 Z N"/>
        </draw:custom-shape>
        <draw:custom-shape draw:style-name="gr71" draw:text-style-name="P7" xml:id="id35" draw:id="id35" draw:layer="layout" svg:width="5.835cm" svg:height="2.001cm" svg:x="22.065cm" svg:y="4.299cm">
          <text:p text:style-name="P6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22.065cm" svg:y="7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72" draw:text-style-name="P7" xml:id="id33" draw:id="id33" draw:layer="layout" svg:width="5.835cm" svg:height="2.001cm" svg:x="22.065cm" svg:y="8.333cm">
          <text:p text:style-name="P6"><text:span text:style-name="T2">list&lt;uuid&gt;</text:span><text:span text:style-name="T2"><text:line-break/></text:span><text:span text:style-name="T2">reference</text:span>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5.9cm" svg:height="1.335cm" svg:x="0.5cm" svg:y="10.667cm">
          <text:p text:style-name="P19"><text:span text:style-name="T1">CONFIGURATION</text:span></text:p>
          <draw:enhanced-geometry svg:viewBox="0 0 21600 21600" draw:type="rectangle" draw:enhanced-path="M 0 0 L 21600 0 21600 21600 0 21600 0 0 Z N"/>
        </draw:custom-shape>
        <draw:custom-shape draw:style-name="gr74" draw:text-style-name="P7" xml:id="id44" draw:id="id44" draw:layer="layout" svg:width="5.9cm" svg:height="1.3cm" svg:x="0.5cm" svg:y="11.999cm">
          <text:p text:style-name="P6"><text:span text:style-name="T2">uuid</text:span><text:span text:style-name="T2"><text:line-break/></text:span><text:span text:style-name="T2">configuration</text:span></text:p>
          <draw:enhanced-geometry svg:viewBox="0 0 21600 21600" draw:type="rectangle" draw:enhanced-path="M 0 0 L 21600 0 21600 21600 0 21600 0 0 Z N"/>
        </draw:custom-shape>
        <draw:connector draw:style-name="gr21" draw:text-style-name="P9" draw:layer="layout" draw:line-skew="0.5cm" svg:x1="27.9cm" svg:y1="9.333cm" svg:x2="27.9cm" svg:y2="3.298cm" draw:start-shape="id33" draw:start-glue-point="1" draw:end-shape="id34" draw:end-glue-point="1" svg:d="M27900 9333h1000v-6035h-1000" svg:viewBox="0 0 1001 6036">
          <text:p/>
        </draw:connector>
        <draw:connector draw:style-name="gr22" draw:text-style-name="P9" draw:layer="layout" draw:line-skew="0.468cm" svg:x1="22.065cm" svg:y1="5.299cm" svg:x2="19.8cm" svg:y2="3.733cm" draw:start-shape="id35" draw:start-glue-point="3" draw:end-shape="id36" draw:end-glue-point="1" svg:d="M22065 5299h-665v-1566h-1600" svg:viewBox="0 0 2266 1567">
          <text:p/>
        </draw:connector>
        <draw:connector draw:style-name="gr58" draw:text-style-name="P9" draw:layer="layout" svg:x1="8.5cm" svg:y1="17.834cm" svg:x2="6.392cm" svg:y2="17.498cm" draw:start-shape="id37" draw:start-glue-point="3" draw:end-shape="id38" draw:end-glue-point="1" svg:d="M8500 17834h-1054v-336h-1054" svg:viewBox="0 0 2109 337">
          <text:p/>
        </draw:connector>
        <draw:custom-shape draw:style-name="gr33" draw:text-style-name="P8" xml:id="id45" draw:id="id45" draw:layer="layout" svg:width="5.9cm" svg:height="1.335cm" svg:x="8.5cm" svg:y="13.5cm">
          <text:p text:style-name="P1"><text:span text:style-name="T1">METADATA</text:span></text:p>
          <draw:enhanced-geometry svg:viewBox="0 0 21600 21600" draw:type="rectangle" draw:enhanced-path="M 0 0 L 21600 0 21600 21600 0 21600 0 0 Z N"/>
        </draw:custom-shape>
        <draw:custom-shape draw:style-name="gr75" draw:text-style-name="P7" draw:layer="layout" svg:width="5.9cm" svg:height="2.001cm" svg:x="8.5cm" svg:y="14.833cm">
          <text:p text:style-name="P6"><text:span text:style-name="T2">uuid </text:span><text:span text:style-name="T2"><text:line-break/></text:span><text:span text:style-name="T2">metadata type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xml:id="id37" draw:id="id37" draw:layer="layout" svg:width="5.9cm" svg:height="2.001cm" svg:x="8.5cm" svg:y="16.834cm">
          <text:p text:style-name="P6"><text:span text:style-name="T2">uuid </text:span><text:span text:style-name="T2"><text:line-break/></text:span><text:span text:style-name="T2">metadata object</text:span></text:p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5.9cm" svg:height="1.3cm" svg:x="0.5cm" svg:y="0.5cm">
          <text:p text:style-name="P1"><text:span text:style-name="T1">TYPE CODES</text:span></text:p>
          <draw:enhanced-geometry svg:viewBox="0 0 21600 21600" draw:type="rectangle" draw:enhanced-path="M 0 0 L 21600 0 21600 21600 0 21600 0 0 Z N"/>
        </draw:custom-shape>
        <draw:custom-shape draw:style-name="gr77" draw:text-style-name="P7" draw:layer="layout" svg:width="5.9cm" svg:height="1.3cm" svg:x="0.5cm" svg:y="1.832cm">
          <text:p text:style-name="P6"><text:span text:style-name="T2">code </text:span><text:span text:style-name="T2"><text:line-break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78" draw:text-style-name="P7" xml:id="id39" draw:id="id39" draw:layer="layout" svg:width="5.9cm" svg:height="1.3cm" svg:x="0.5cm" svg:y="3.133cm">
          <text:p text:style-name="P6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onnector draw:style-name="gr79" draw:text-style-name="P9" draw:layer="layout" draw:line-skew="-2.65cm" svg:x1="6.4cm" svg:y1="3.783cm" svg:x2="12.5cm" svg:y2="3.733cm" draw:start-shape="id39" draw:start-glue-point="1" draw:end-shape="id36" draw:end-glue-point="3" svg:d="M6400 3783h400v-50h5700" svg:viewBox="0 0 6101 51">
          <text:p/>
        </draw:connector>
        <draw:custom-shape draw:style-name="gr80" draw:text-style-name="P2" draw:layer="layout" svg:width="5.835cm" svg:height="1.3cm" svg:x="0.5cm" svg:y="4.967cm">
          <text:p text:style-name="P1"><text:span text:style-name="T1">NAMES</text:span></text:p>
          <draw:enhanced-geometry svg:viewBox="0 0 21600 21600" draw:type="rectangle" draw:enhanced-path="M 0 0 L 21600 0 21600 21600 0 21600 0 0 Z N"/>
        </draw:custom-shape>
        <draw:custom-shape draw:style-name="gr81" draw:text-style-name="P4" draw:layer="layout" svg:width="5.835cm" svg:height="1.3cm" svg:x="0.5cm" svg:y="6.3cm">
          <text:p text:style-name="P3"><text:span text:style-name="T2">type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81" draw:text-style-name="P4" draw:layer="layout" svg:width="5.835cm" svg:height="1.3cm" svg:x="0.5cm" svg:y="7.601cm">
          <text:p text:style-name="P3"><text:span text:style-name="T2">name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81" draw:text-style-name="P4" xml:id="id42" draw:id="id42" draw:layer="layout" svg:width="5.835cm" svg:height="1.3cm" svg:x="0.5cm" svg:y="8.9cm">
          <text:p text:style-name="P3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onnector draw:style-name="gr82" draw:text-style-name="P9" draw:layer="layout" svg:x1="12.5cm" svg:y1="6.134cm" svg:x2="11.417cm" svg:y2="8.5cm" draw:start-shape="id40" draw:start-glue-point="3" draw:end-shape="id41" draw:end-glue-point="0" svg:d="M12500 6134h-1083v2366" svg:viewBox="0 0 1084 2367">
          <text:p/>
        </draw:connector>
        <draw:connector draw:style-name="gr83" draw:text-style-name="P9" draw:layer="layout" draw:line-skew="-2.617cm" svg:x1="6.335cm" svg:y1="9.55cm" svg:x2="12.5cm" svg:y2="3.733cm" draw:start-shape="id42" draw:start-glue-point="1" draw:end-shape="id36" draw:end-glue-point="3" svg:d="M6335 9550h465v-5817h5700" svg:viewBox="0 0 6166 5818">
          <text:p/>
        </draw:connector>
        <draw:connector draw:style-name="gr84" draw:text-style-name="P9" draw:layer="layout" svg:x1="14.335cm" svg:y1="11.783cm" svg:x2="16.15cm" svg:y2="7.534cm" draw:start-shape="id43" draw:start-glue-point="1" draw:end-shape="id40" draw:end-glue-point="2" svg:d="M14335 11783h1815v-4249" svg:viewBox="0 0 1816 4250">
          <text:p/>
        </draw:connector>
        <draw:connector draw:style-name="gr85" draw:text-style-name="P9" draw:layer="layout" svg:x1="6.4cm" svg:y1="12.649cm" svg:x2="8.5cm" svg:y2="14.167cm" draw:start-shape="id44" draw:start-glue-point="1" draw:end-shape="id45" draw:end-glue-point="3" svg:d="M6400 12649h1050v1518h1050" svg:viewBox="0 0 2101 1519">
          <text:p/>
        </draw:connector>
        <draw:connector draw:style-name="gr86" draw:text-style-name="P9" draw:layer="layout" draw:line-skew="0.699cm" svg:x1="14.4cm" svg:y1="17.834cm" svg:x2="19.8cm" svg:y2="6.134cm" draw:start-shape="id37" draw:start-glue-point="1" draw:end-shape="id40" draw:end-glue-point="1" svg:d="M14400 17834h6600v-11700h-1200" svg:viewBox="0 0 6601 11701">
          <text:p/>
        </draw:connector>
        <presentation:notes draw:style-name="dp2">
          <draw:page-thumbnail draw:style-name="gr38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87" draw:text-style-name="P15" draw:layer="layout" svg:width="28.5cm" svg:height="18.971cm" svg:x="0.5cm" svg:y="0.5cm">
          <draw:text-box>
            <text:p text:style-name="P13"><text:span text:style-name="T8">InfoBase.Parse</text:span></text:p>
            <text:p><text:span text:style-name="T9">0. Получение списка метаданных конфигураций (основная и расширения)</text:span></text:p>
            <text:p><text:span text:style-name="T9"><text:s text:c="3"/></text:span><text:span text:style-name="T9">Dictionary&lt;Guid, </text:span><text:span text:style-name="T10">Dictionary</text:span><text:span text:style-name="T9">&lt;Guid, string[]&gt;&gt;</text:span></text:p>
            <text:p text:style-name="P13"><text:span text:style-name="T9">1. Сопоставление идентификаторов именам файлов расширения</text:span></text:p>
            <text:p text:style-name="P13"><text:span text:style-name="T9"><text:s text:c="3"/></text:span><text:span text:style-name="T9">_files</text:span></text:p>
            <text:p text:style-name="P13"><text:span text:style-name="T9"/></text:p>
            <text:p text:style-name="P13"><text:span text:style-name="T8">DBNames.Parse</text:span></text:p>
            <text:p><text:span text:style-name="T9">1. Добавление объекта в общий индекс объектов метаданных</text:span></text:p>
            <text:p><text:span text:style-name="T9"><text:s text:c="3"/></text:span><text:span text:style-name="T9">_registry (табличные части, свойства объектов и т.п.)</text:span></text:p>
            <text:p><text:span text:style-name="T9">2. Добавление основного кода ссылочного типа в общий индекс</text:span></text:p>
            <text:p text:style-name="P13"><text:span text:style-name="T9"><text:s text:c="3"/></text:span><text:span text:style-name="T11">_reference_</text:span><text:span text:style-name="T9">type_codes</text:span></text:p>
            <text:p><text:span text:style-name="T9">3. Добавление вспомогательного кода типа в объект метаданных</text:span></text:p>
            <text:p text:style-name="P13"><text:span text:style-name="T4"><text:s text:c="3"/></text:span><text:span text:style-name="T9">_entry.AddDbName (контекст конфигурации)</text:span></text:p>
            <text:p text:style-name="P13"><text:span text:style-name="T9"/></text:p>
            <text:p text:style-name="P13"><text:span text:style-name="T8">ConfigFileParser.Initialize</text:span></text:p>
            <text:p><text:span text:style-name="T9">4. Добавление идентификаторов ссылок в индекс конфигурации</text:span></text:p>
            <text:p><text:span text:style-name="T9"><text:s text:c="3"/></text:span><text:span text:style-name="T9">_references</text:span></text:p>
            <text:p><text:span text:style-name="T11"><text:s text:c="3"/></text:span><text:span text:style-name="T11">_defined_types</text:span></text:p>
            <text:p><text:span text:style-name="T11"><text:s text:c="3"/></text:span><text:span text:style-name="T11">_characteristics</text:span></text:p>
            <text:p><text:span text:style-name="T11"><text:s text:c="3"/></text:span><text:span text:style-name="T11">_register_recorders</text:span></text:p>
            <text:p><text:span text:style-name="T9">5. Добавление имён объектов метаданных в общий индекс</text:span></text:p>
            <text:p text:style-name="P13"><text:span text:style-name="T9"><text:s text:c="3"/></text:span><text:span text:style-name="T9">_names</text:span></text:p>
            <text:p><text:span text:style-name="T9">6. Добавление заимствованных объектов в соответствующий индекс</text:span></text:p>
            <text:p text:style-name="P13"><text:span text:style-name="T9"><text:s text:c="3"/></text:span><text:span text:style-name="T9">_borrowed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38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6cm" presentation:class="title" presentation:placeholder="true">
        <draw:text-box/>
      </draw:frame>
      <draw:frame presentation:style-name="Default-outline1" draw:layer="backgroundobjects" svg:width="26.729cm" svg:height="12.179cm" svg:x="1.485cm" svg:y="4.912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3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1-22T17:34:53.216000000</meta:creation-date>
    <dc:date>2026-02-07T16:49:54.252000000</dc:date>
    <meta:editing-duration>PT18H7M</meta:editing-duration>
    <meta:editing-cycles>121</meta:editing-cycles>
    <meta:generator>LibreOffice/7.5.9.2$Windows_X86_64 LibreOffice_project/cdeefe45c17511d326101eed8008ac4092f278a9</meta:generator>
    <meta:document-statistic meta:object-count="161"/>
  </office:meta>
</office:document-meta>
</file>